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930000008D7E1D2A919780A0F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Header">
      <style:text-properties officeooo:paragraph-rsid="000ad7f9"/>
    </style:style>
    <style:style style:name="P2" style:family="paragraph" style:parent-style-name="Text_20_body">
      <style:text-properties officeooo:paragraph-rsid="000ad7f9"/>
    </style:style>
    <style:style style:name="P3" style:family="paragraph" style:parent-style-name="Footer">
      <style:paragraph-properties fo:line-height="100%"/>
      <style:text-properties officeooo:paragraph-rsid="000ad7f9"/>
    </style:style>
    <style:style style:name="P4" style:family="paragraph" style:parent-style-name="Text_20_body">
      <style:text-properties fo:font-size="10.5pt" style:font-size-asian="10.5pt" style:font-size-complex="10.5pt"/>
    </style:style>
    <style:style style:name="P5" style:family="paragraph" style:parent-style-name="Heading_20_1">
      <loext:graphic-properties draw:fill-gradient-name="gradient" draw:fill-hatch-name="hatch"/>
      <style:paragraph-properties fo:margin-top="1cm" fo:margin-bottom="0.199cm" style:contextual-spacing="false"/>
    </style:style>
    <style:style style:name="P6" style:family="paragraph" style:parent-style-name="Heading_20_2">
      <loext:graphic-properties draw:fill-gradient-name="gradient" draw:fill-hatch-name="hatch"/>
      <style:paragraph-properties fo:margin-top="0.85cm" fo:margin-bottom="0.101cm" style:contextual-spacing="false"/>
      <style:text-properties officeooo:paragraph-rsid="000df0ef"/>
    </style:style>
    <style:style style:name="P7" style:family="paragraph" style:parent-style-name="Text_20_body" style:list-style-name="WWNum36"/>
    <style:style style:name="P8" style:family="paragraph" style:parent-style-name="Text_20_body" style:list-style-name="WWNum38"/>
    <style:style style:name="P9" style:family="paragraph" style:parent-style-name="Text_20_body" style:list-style-name="WWNum32"/>
    <style:style style:name="P10" style:family="paragraph" style:parent-style-name="Text_20_body" style:list-style-name="WWNum33"/>
    <style:style style:name="P11" style:family="paragraph" style:parent-style-name="Text_20_body" style:list-style-name="WWNum34"/>
    <style:style style:name="P12" style:family="paragraph" style:parent-style-name="Text_20_body">
      <style:text-properties officeooo:paragraph-rsid="000df0ef"/>
    </style:style>
    <style:style style:name="P13" style:family="paragraph" style:parent-style-name="Text_20_body">
      <style:text-properties fo:font-size="10.5pt" officeooo:paragraph-rsid="000df0ef" style:font-size-asian="10.5pt" style:font-size-complex="10.5pt"/>
    </style:style>
    <style:style style:name="T1" style:family="text">
      <style:text-properties fo:font-size="9pt" style:font-size-asian="9pt"/>
    </style:style>
    <style:style style:name="T2" style:family="text">
      <style:text-properties officeooo:rsid="000f8260"/>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weight="bold" style:font-weight-asian="bold"/>
    </style:style>
    <style:style style:name="T6" style:family="text">
      <style:text-properties officeooo:rsid="001107a9"/>
    </style:style>
    <style:style style:name="T7" style:family="text">
      <style:text-properties officeooo:rsid="0012c815"/>
    </style:style>
    <style:style style:name="T8" style:family="text">
      <style:text-properties fo:color="#454545" loext:opacity="100%"/>
    </style:style>
    <style:style style:name="T9" style:family="text">
      <style:text-properties fo:background-color="#ffff00" loext:char-shading-value="0"/>
    </style:style>
    <style:style style:name="T10" style:family="text">
      <style:text-properties officeooo:rsid="000ad7f9"/>
    </style:style>
    <style:style style:name="T11" style:family="text">
      <style:text-properties fo:font-size="10.5pt" style:font-size-asian="10.5pt" style:font-size-complex="10.5pt"/>
    </style:style>
    <style:style style:name="T12" style:family="text">
      <style:text-properties fo:font-size="10.5pt" fo:font-style="italic" style:font-size-asian="10.5pt" style:font-style-asian="italic" style:font-size-complex="10.5pt" style:font-style-complex="italic"/>
    </style:style>
    <style:style style:name="fr1" style:family="graphic" style:parent-style-name="Graphics">
      <style:graphic-properties fo:margin-left="0cm" fo:margin-right="0.318cm" fo:margin-top="0cm" fo:margin-bottom="0cm" style:run-through="background"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text:bookmark text:name="_GoBack"/>Vorbemerkungen</text:h>
      <text:p text:style-name="Text_20_body">Die folgenden Mailentwürfe dienen als Vorlage zur Einladung spezifischer Zielgruppen zu einem OER-Policy Kick-Off, einem Event auf dem Sie als Entwickler:in der Policy den Teilnehmenden erläutern können,</text:p>
      <text:list xml:id="list2886530934" text:style-name="WWNum36">
        <text:list-item>
          <text:p text:style-name="P7">was es mit einer Policy auf sich hat, </text:p>
        </text:list-item>
        <text:list-item>
          <text:p text:style-name="P7">wie Sie bei der Entwicklung vorzugehen gedenken, </text:p>
        </text:list-item>
        <text:list-item>
          <text:p text:style-name="P7">wie der aktuelle Entwurf aussieht und (falls Sie das vorhaben) </text:p>
        </text:list-item>
        <text:list-item>
          <text:p text:style-name="P7">wie die T<text:span text:style-name="T2">eilnehmenden</text:span> des Kick-Off im Prozess mit eingebunden werden (z.B. als Kommentator:innen oder als Redakteur:innen, die mit ihren Vorschlägen und Anregungen den Entwurf zu einem Entwurf der <text:span text:style-name="T3">Hochschule</text:span> und nicht nur zu <text:span text:style-name="T3">Ihrem</text:span> Entwurf machen).</text:p>
        </text:list-item>
      </text:list>
      <text:p text:style-name="Text_20_body">Der <text:span text:style-name="T5">Mail-Entwurf für die Lehrenden</text:span> enthält eine P<text:span text:style-name="T2">r</text:span>äambel für die Dekan:innen. Neben den Lehrenden, die Sie direkt anschreiben (da Sie diese bereits aus der persönlichen OER-Beratung oder anderen Zusammenhängen kennen), bietet es sich an, die Dekan:innen bzw. Leitungen der jeweiligen Fakultäten bzw. Fachbereiche miteinzubeziehen. <text:span text:style-name="T2">Letztere</text:span> <text:span text:style-name="T2">können</text:span> <text:span text:style-name="T2">evtl. weitere</text:span> Lehrende <text:span text:style-name="T2">nennen</text:span>, die sich mit dem Thema OER – <text:span text:style-name="T2">also dem </text:span>Teilen und Veröffentlichen von Lehr- und Lernmaterialien – auseinandersetz<text:span text:style-name="T2">en </text:span>oder dieses selbst praktizier<text:span text:style-name="T2">en</text:span>.</text:p>
      <text:p text:style-name="Text_20_body">Der <text:span text:style-name="T5">Mail-Entwurf für die Studierenden</text:span> enthält <text:span text:style-name="T2">ebenso</text:span> eine Präambel für die Lehrenden, da </text:p>
      <text:list xml:id="list3082136735" text:style-name="WWNum38">
        <text:list-item>
          <text:p text:style-name="P8">es bereits Lehrende gibt, die das Thema mit Studierenden diskutiert haben oder</text:p>
        </text:list-item>
        <text:list-item>
          <text:p text:style-name="P8">sogar schon OER mit Studierenden erstellt, genutzt oder veröffentlicht haben.</text:p>
        </text:list-item>
      </text:list>
      <text:p text:style-name="Text_20_body">Diese Lehrenden können einerseits als Multiplikator:innen fungieren. Andererseits können <text:span text:style-name="T2">sie</text:span> durch ihre Nähe zu den Studierenden eine andere Einflussnahme ausüben als eine anonyme Mail aus einer zentralen Einrichtung der Hochschule wie z.B. der Bibliothek oder der Hochschuldidaktik. Die Wahrscheinlichkeit, dass eine solche Mail über einen allgemeinen Verteiler ungelesen gelöscht wird, ist aufgrund des hohen Aufkommens an Benachrichtigungen für Studierende <text:span text:style-name="T2">relativ</text:span> hoch.</text:p>
      <text:p text:style-name="P2">Passen Sie die Mailvorlagen gerne Ihren Bedürfnissen entsprechend an. Es empfiehlt sich, in den Mails an die jeweilige Adressatengruppe, die für die Zielgruppe relevanten Anreize bzw. Vorteile von OER hervorzuheben. Anregungen hierzu finden Sie für Lehrende z.B. bei Riar/Mandausch/Henning/D'Souza/Voss, <text:span text:style-name="T6">2020 oder Schön, 2023, </text:span>für Studierende z.B. bei Reinken/Kalinovich, 202<text:span text:style-name="T6">2</text:span>. </text:p>
      <text:p text:style-name="P12">Bitte beachten Sie, dass das Thema Anreizsysteme für OER und damit die Frage nach dem Warum eine große und komplexe Frage ist, die in nahezu jeder Publikation zu OER thematisiert wird. Nicht selten wird dabei auf sehr große Ziele Bezug genommen, z.B. auf die <text:a xlink:type="simple" xlink:href="https://sdgs.un.org/goals" text:style-name="Internet_20_link" text:visited-style-name="Visited_20_Internet_20_Link"><text:span text:style-name="Internet_20_link">17 Nachhaltigkeitsziele der UN (SDGs)</text:span></text:a>, insbesondere auf SDG 4 (vgl. Deutsche UNESCO-Kommission e.V., <text:span text:style-name="T6">2017</text:span>. <text:span text:style-name="T7">D</text:span>as idealistische Ziel, „der Welt Zugang zu akademischem Wissen zu ermöglichen“ <field:fieldmark-start text:name="Bookmark8" field:type="vnd.oasis.opendocument.field.UNHANDLED"><field:param field:name="vnd.oasis.opendocument.field.code" field:value=""/></field:fieldmark-start><field:fieldmark-end/><text:span text:style-name="T6">(</text:span>Ladwig, 2022<text:span text:style-name="T6">)</text:span> <text:soft-page-break/><text:span text:style-name="T7">scheint </text:span><text:span text:style-name="T10">allerdings </text:span>kein <text:span text:style-name="T7">ausreichender</text:span> Anreiz <text:span text:style-name="T7">zu sein</text:span>, sich mit OER auseinanderzusetzen. Sinnvoller erscheint es, die Potenziale von OER zur Stärkung bzw. Ermöglichung anderer hochschulstrategischer Ziele in den Vordergrund zu stellen (ebd.).</text:p>
      <text:h text:style-name="Heading_20_1" text:outline-level="1">Mailentwürfe</text:h>
      <text:h text:style-name="Heading_20_2" text:outline-level="2">Mailentwurf Lehrende</text:h>
      <text:h text:style-name="Heading_20_3" text:outline-level="3"><text:bookmark text:name="_Präambel_für_Dekan*innen"/>Präambel für Dekan:innen</text:h>
      <text:p text:style-name="Standard"/>
      <text:p text:style-name="Text_20_body">Sehr geehrte Studiendekan:innen,</text:p>
      <text:p text:style-name="Text_20_body">mit der folgenden Mail möchten wir Sie und alle Lehrenden Ihrer Fakultät, die sich für das Thema Open Educational Resources (OER) interessieren dazu einladen, an der <text:span text:style-name="T5">Kick-Off Veranstaltung zum Entwicklungsprozess der OER-Policy</text:span> teilzunehmen. Wir wären Ihnen sehr dankbar, wenn Sie diese Mail weiterleiteten und würden uns natürlich auch freuen Sie zum Kick-Off begrüßen zu dürfen. </text:p>
      <text:h text:style-name="Heading_20_3" text:outline-level="3">Mailtext für die Lehrenden</text:h>
      <text:p text:style-name="Text_20_body"/>
      <text:p text:style-name="Text_20_body">Liebe Lehrende,</text:p>
      <text:p text:style-name="Text_20_body">das Thema <text:span text:style-name="T5">Open Educational Resources (OER) </text:span>betrifft Sie mitunter in besonderem Maße, da Sie es sind, die mit der Erstellung sowie Nutzung und Verbreitung offen lizenzierter Bildungsmaterialien die Kultur des Teilens an unserer Hochschule und darüber hinaus leben und fördern. </text:p>
      <text:p text:style-name="Text_20_body">Um dem Thema OER an der <text:span text:style-name="T9">[Einrichtung]</text:span> einen größeren Stellenwert zu verleihen hat sich die Hochschulleitung dazu entschieden eine <text:span text:style-name="T5">OER-Policy</text:span> zu veröffentlichen.</text:p>
      <text:p text:style-name="Text_20_body">Diese Policy verfolgt u.a. das Ziel, als ein klares Bekenntnis der <text:span text:style-name="T9">[Einrichtung]</text:span>, Sie ausdrücklich dazu zu ermutigen, Ihre Lehr-/Lernmaterialien als OER zur Verfügung zu stellen. Darüber hinaus soll sie dazu beitragen, einen Austausch lehr-lernbezogener Erfahrungen und Materialien sowie eine stärkere Vernetzung und Kollaboration unter Lehrenden zu fördern.</text:p>
      <text:p text:style-name="Text_20_body">Wir möchten die Policy gerne gemeinsam mit Ihnen gestalten und laden Sie deshalb zu einem Kick-Off Event am <text:span text:style-name="T9">[DATUM] + [ICS Datei anhängen bzw. Zoomlink?]</text:span> ein. Bei diesem Event wird <text:span text:style-name="T9">[Name + Funktion der Einladenden Person]</text:span></text:p>
      <text:list xml:id="list3217259937" text:style-name="WWNum32">
        <text:list-item>
          <text:p text:style-name="P9">auf die Relevanz von OER für die Hochschulbildung und einer OER Policy eingehen</text:p>
        </text:list-item>
        <text:list-item>
          <text:p text:style-name="P9">den Entwurf der Policy vorstellen</text:p>
        </text:list-item>
        <text:list-item>
          <text:p text:style-name="P9">das weitere Vorgehen beschreiben</text:p>
        </text:list-item>
      </text:list>
      <text:p text:style-name="Text_20_body">Uns ist es wichtig, dass Sie mit Ihren Erfahrungen zum Umgang mit OER an diesem Prozess teilnehmen, da Sie es sind, die durch das Nutzen, Erstellen und Verteilen von OER gut einschätzen <text:soft-page-break/>können welche Herausforderungen es hierbei zu bewältigen gilt und welche Unterstützungen <text:span text:style-name="T7">S</text:span>ie dabei benötigen.</text:p>
      <text:p text:style-name="Text_20_body">Bitte verteilen Sie diese Einladung an Kolleg*innen, die sich ebenfalls für das Thema interessieren.</text:p>
      <text:p text:style-name="Text_20_body">Wir freuen uns auf Ihre Teilnahme.</text:p>
      <text:p text:style-name="Text_20_body">Viele Grüße</text:p>
      <text:h text:style-name="Heading_20_2" text:outline-level="2">Mailentwurf für Studierende</text:h>
      <text:h text:style-name="Heading_20_3" text:outline-level="3"><text:bookmark text:name="_Präambel_für_Lehrende"/>Präambel für Lehrende</text:h>
      <text:p text:style-name="Standard"/>
      <text:p text:style-name="Text_20_body">Liebe Lehrenden,</text:p>
      <text:p text:style-name="Text_20_body">mit der folgenden Mail möchten wir gerne Studierende, die sich für das Thema Open Educational Resources (OER) interessieren dazu einladen, an der <text:span text:style-name="T5">Kick-Off Veranstaltung zum Entwicklungsprozess der OER-Policy</text:span> teilzunehmen. Wir wären Ihnen sehr dankbar, wenn Sie diese Mail an Studierende Ihrer Seminare o. ä. weiterleiteten und würden uns natürlich auch freuen, Sie zum Kick-Off begrüßen zu dürfen.</text:p>
      <text:h text:style-name="Heading_20_3" text:outline-level="3">Mailtext für Studierende</text:h>
      <text:p text:style-name="Standard"/>
      <text:p text:style-name="Text_20_body">Liebe Studierenden,</text:p>
      <text:p text:style-name="Text_20_body">das Thema offene Bildungsmaterialien bzw. <text:span text:style-name="T5">Open Educational Resources (OER)</text:span> nimmt einen zunehmend größeren Stellenwert an Hochschulen ein. Die Potenziale einer damit in Verbindung stehenden Kultur des Teilens sind für Sie von besonderer Relevanz, da Sie auf unterschiedliche Weise direkt oder indirekt von diesen Lehr-Lernmaterialien profitieren können.</text:p>
      <text:p text:style-name="Text_20_body"><text:span text:style-name="T3">Direkt</text:span>, durch eine einfachere und breitere Zugänglichkeit zu hochwertigen, vielfältigeren und größtenteils kosten<text:span text:style-name="T7">freien</text:span> Lehr-Lernmaterialien.</text:p>
      <text:p text:style-name="Text_20_body"><text:span text:style-name="T3">Indirekt</text:span>, durch die Veröffentlichung offener Bildungsmaterialien durch Lehrende und der damit einhergehenden Möglichkeit durch die kollaborative Erstellung, den Austausch, die Anpassung und Nachnutzung von Lehr-Lernmaterialien die Qualität dieser Ressourcen zu steigern</text:p>
      <text:p text:style-name="Text_20_body">Um dem Thema OER an der <text:span text:style-name="T9">[Einrichtung]</text:span> einen größeren Stellenwert zu verleihen, hat sich die Hochschulleitung dazu entschieden, eine <text:span text:style-name="T5">OER-Policy</text:span> zu veröffentlichen.</text:p>
      <text:p text:style-name="Text_20_body">Diese Policy verfolgt u.a. das Ziel, als ein klares Bekenntnis der <text:span text:style-name="T9">[Einrichtung]</text:span>, alle Angehörigen der <text:span text:style-name="T9">[Einrichtung]</text:span> ausdrücklich dazu zu ermutigen, Lehr-/Lernmaterialien als OER zur Verfügung zu stellen. Darüber hinaus soll sie dazu beitragen, einen Austausch lehr-lernbezogener Erfahrungen und Materialien sowie eine stärkere Vernetzung und Kollaboration unter Lehrenden zu fördern.</text:p>
      <text:p text:style-name="Text_20_body"><text:soft-page-break/>Wir möchten die Policy gerne gemeinsam mit Ihnen gestalten und laden Sie deshalb zu einem Kick-Off Event am <text:span text:style-name="T9">[DATUM] + [ICS Datei anhängen?]</text:span> ein. Bei diesem Event wird <text:span text:style-name="T9">[Name + Funktion der Einladenden Person]</text:span></text:p>
      <text:list xml:id="list237109844" text:style-name="WWNum33">
        <text:list-item>
          <text:p text:style-name="P10">auf die Relevanz von OER für die Hochschulbildung und einer OER Policy eingehen</text:p>
        </text:list-item>
        <text:list-item>
          <text:p text:style-name="P10">den Entwurf der Policy vorstellen</text:p>
        </text:list-item>
        <text:list-item>
          <text:p text:style-name="P10">das weitere Vorgehen beschreiben</text:p>
        </text:list-item>
      </text:list>
      <text:p text:style-name="Text_20_body">Uns ist es wichtig, dass Sie an diesem Prozess teilnehmen, da Sie als Studierende direkt und indirekt von den Potenzialen offener Bildungsmaterialien profitieren können und somit gut einschätzen können welche Herausforderungen es hierbei zu bewältigen gilt und welche Unterstützungen erforderlich sind.</text:p>
      <text:p text:style-name="Text_20_body">Bitte verteilen Sie diese Einladung gerne an Kommiliton:innen die sich ebenfalls für das Thema interessieren.</text:p>
      <text:p text:style-name="Text_20_body">Wir freuen uns auf Ihre Teilnahme.</text:p>
      <text:p text:style-name="Text_20_body">Viele Grüße</text:p>
      <text:h text:style-name="Heading_20_2" text:outline-level="2">Mailentwurf Mitarbeiter:innen</text:h>
      <text:h text:style-name="Heading_20_3" text:outline-level="3">Mailtext</text:h>
      <text:p text:style-name="Standard"/>
      <text:p text:style-name="Text_20_body">Liebe Kolleg*innen,</text:p>
      <text:p text:style-name="Text_20_body">das Thema <text:span text:style-name="T5">Open Educational Resources (OER)</text:span> nimmt einen zunehmend größeren Stellenwert an Hochschulen ein. Die Potenziale einer damit in Verbindung stehenden Kultur des Teilens liegen hierbei unter anderem in einer einfacheren und breiteren Zugänglichkeit zu hochwertigen und vielfältigeren Lehr-Lernmaterialien sowohl für Lehrende als auch für Lernende, sowie darin durch die Möglichkeit des Austauschs und der kollaborativen Erstellung und Anpassung von Lehr-Lernmaterialien deren Qualität zu steigern. OER sind hierbei ein Thema welches sich über viele Bereiche innerhalb der Hochschule erstreckt und deshalb des Supports und des Zusammenwirkens vieler Institutionen/Funktionseinheiten des Systems Hochschule bedarf.</text:p>
      <text:p text:style-name="Text_20_body">Um das Thema OER an der <text:span text:style-name="T9">[Einrichtung]</text:span> zu fördern hat sich die Hochschulleitung dazu entschlossen eine <text:span text:style-name="T5">OER-Policy zu veröffentlichen</text:span>.</text:p>
      <text:p text:style-name="Text_20_body">Diese Policy verfolgt u.a. das Ziel, als ein klares Bekenntnis der <text:span text:style-name="T9">[Einrichtung]</text:span>, alle Angehörigen der <text:span text:style-name="T9">[Einrichtung]</text:span> ausdrücklich dazu zu ermutigen, Lehr-/Lernmaterialien als OER zur Verfügung zu stellen. Darüber hinaus soll sie dazu beitragen, einen Austausch lehr-lernbezogener Erfahrungen und Materialien sowie eine stärkere Vernetzung und Kollaboration unter Lehrenden zu fördern.</text:p>
      <text:p text:style-name="Text_20_body"><text:soft-page-break/>Wir möchten die <text:span text:style-name="T5">OER-Policy der </text:span><text:span text:style-name="T9">[Einrichtung]</text:span> gerne gemeinsam mit Ihnen gestalten und laden Sie deshalb zu einem Kick-Off Event am <text:span text:style-name="T9">[DATUM] + [ICS Datei anhängen?]</text:span> ein. Bei diesem Event wird <text:span text:style-name="T9">[Name + Funktion der Einladenden Person]</text:span></text:p>
      <text:list xml:id="list215727782" text:style-name="WWNum34">
        <text:list-item>
          <text:p text:style-name="P11">auf die Relevanz von OER für die Hochschulbildung und einer OER Policy eingehen</text:p>
        </text:list-item>
        <text:list-item>
          <text:p text:style-name="P11">den Entwurf der Policy vorstellen</text:p>
        </text:list-item>
        <text:list-item>
          <text:p text:style-name="P11">das weitere Vorgehen beschreiben</text:p>
        </text:list-item>
      </text:list>
      <text:p text:style-name="Text_20_body">Uns ist es wichtig, dass Sie mit Ihren Erfahrungen an diesem Prozess teilnehmen. Ihr Wissen zu den strukturellen Gegebenheiten ist äußerst relevant, um gut einschätzen zu können, welche Herausforderungen es in Puncto offene Lehr-/Lernmaterialien zu bewältigen gilt und welche Unterstützungen dabei benötigt werden bzw. bereits zur Verfügung gestellt werden können. Bitte leiten Sie diese Einladung gerne an Kolleg:innen weiter die sich ebenfalls für das Thema interessieren.</text:p>
      <text:p text:style-name="Text_20_body">Wir freuen uns auf <text:span text:style-name="T8">Ihre Teilnahme.</text:span></text:p>
      <text:p text:style-name="Text_20_body">Viele Grüße</text:p>
      <text:h text:style-name="P6" text:outline-level="2">Literaturverzeichnis</text:h>
      <text:p text:style-name="P13">Deutsche UNESCO-Kommission e. V. (2017). <text:span text:style-name="T4">Unpacking SDG 4. Fragen und Antworten zur Bildungsagenda 2030</text:span> (H. Rieß, Übers.). Bonn: Deutsche Unesco-Kommission e.V. (DUK).</text:p>
      <text:p text:style-name="P12"><text:span text:style-name="T11">Ladwig, T. (2022). </text:span><text:span text:style-name="T12">Konzeptstudie: Förderung der Akzeptanz von OER an den niedersächsischen Hochschulen</text:span><text:span text:style-name="T11"> (Hochschulforum Digitalisierung (HFD), Hrsg.) (Arbeitspapier Nr. 64). Verfügbar unter: </text:span><text:a xlink:type="simple" xlink:href="https://hochschulforumdigitalisierung.de/news/konzeptstudie-veroeffentlicht-zur-foerderung-von-oer-an-niedersaechsischen-hochschulen/" text:style-name="Internet_20_link" text:visited-style-name="Visited_20_Internet_20_Link"><text:span text:style-name="T11">https://hochschulforumdigitalisierung.de/news/konzeptstudie-veroeffentlicht-zur-foerderung-von-oer-an-niedersaechsischen-hochschulen/</text:span></text:a></text:p>
      <text:p text:style-name="P13">Reinken, C. &amp; Kalinovich, A. (2022). Success Factors for the Use of Open Educational Resources - A Quantitative Survey with Students. In M. A. Bach Tobji, R. Jallouli, V. A. Strat, A. M. Soares &amp; A. A. Davidescu (eds.), <text:span text:style-name="T4">Digital Economy. Emerging Technologies and Business Innovation. 7th International Conference on Digital Economy, ICDEc 2022, Bucharest, Romania, May 9–11, 2022, Proceedings (Lecture Notes in Business Information Processing</text:span>, vol. 461, 1st ed. 2022, pp. 55–69). Cham: Springer International Publishing; Imprint Springer.</text:p>
      <text:p text:style-name="P12"><text:span text:style-name="T11">Riar, M., Mandausch, M., Henning, P., D'Souza, T. &amp; Voss, H.P. (2020). Anreize und Hemmnisse für die Verwendung und Veröffentlichung von OER in der Hochschullehre: Eine Literaturanalyse und empirische Untersuchung. In M. Merkt, A. Spiekermann, T. Brinker, A. Werner &amp; B. Stelzer (Hrsg.), </text:span><text:span text:style-name="T12">Hochschuldidaktik als professionelle Verbindung von Forschung, Politik und Praxis</text:span><text:span text:style-name="T11"> (Blickpunkt Hochschuldidaktik, S. 109–123). Bielefeld: wbv. </text:span><text:a xlink:type="simple" xlink:href="https://doi.org/10.3278/6004665w010" text:style-name="Internet_20_link" text:visited-style-name="Visited_20_Internet_20_Link"><text:span text:style-name="T11">https://doi.org/10.3278/6004665w010</text:span></text:a></text:p>
      <text:p text:style-name="P12"><text:span text:style-name="T11">Schön, S. (2023). </text:span><text:span text:style-name="T12">Anreize für die OER-Produktion. Ideen und Erfahrungen aus dem Hochschulsektor</text:span><text:span text:style-name="T11">. Keynote bei der Online-Fachtagung zum Thema Awareness und Anreizinstrumente für OER von MMKH und twillo. Online-Fachtagung zum Thema Awareness und Anreizinstrumente für OER. Verfügbar unter: https://repository.tugraz.at/records/vrs4x-q3123 </text:span><text:a xlink:type="simple" xlink:href="https://doi.org/10.3217/VRS4X-Q3123" text:style-name="Internet_20_link" text:visited-style-name="Visited_20_Internet_20_Link"><text:span text:style-name="T11">https://doi.org/10.3217/VRS4X-Q3123</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Wingdings" svg:font-family="Wingdings"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left="1.27cm" fo:margin-right="0cm" fo:margin-top="1.27cm" fo:margin-bottom="0cm" style:contextual-spacing="false" fo:text-align="start" style:justify-single-word="false" fo:text-indent="-1.27cm" style:auto-text-indent="false" fo:break-before="page" fo:keep-with-next="always">
        <style:tab-stops>
          <style:tab-stop style:position="1.27cm"/>
        </style:tab-stops>
      </style:paragraph-properties>
      <style:text-properties fo:font-size="16pt" fo:font-weight="bold" style:font-size-asian="16pt" style:font-weight-asian="bold"/>
    </style:style>
    <style:style style:name="List_20_Paragraph" style:display-name="List Paragraph" style:family="paragraph" style:parent-style-name="Standard">
      <style:paragraph-properties fo:margin-left="1.27cm" fo:margin-right="0cm" fo:margin-top="0.212cm" fo:margin-bottom="0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_20_1" style:next-style-name="Standard" style:default-outline-level="2" style:class="text">
      <style:paragraph-properties fo:margin-left="1.27cm" fo:margin-right="0cm" fo:margin-top="0.847cm" fo:margin-bottom="0cm" style:contextual-spacing="false" fo:text-indent="-1.27cm" style:auto-text-indent="false" fo:break-before="auto" fo:break-after="auto">
        <style:tab-stops>
          <style:tab-stop style:position="1.27cm"/>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1.27cm" fo:margin-right="0cm" fo:margin-top="0.635cm" fo:margin-bottom="0cm" style:contextual-spacing="false" fo:text-indent="-1.27cm" style:auto-text-indent="false"/>
      <style:text-properties fo:font-size="12pt" style:font-size-asian="12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Internet_20_link" style:display-name="Internet link" style:family="text">
      <style:text-properties fo:color="#0000ff" loext:opacity="100%" style:text-underline-style="solid" style:text-underline-width="auto" style:text-underline-color="font-color"/>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ListLabel_20_280" style:display-name="ListLabel 280" style:family="text"/>
    <style:style style:name="ListLabel_20_281" style:display-name="ListLabel 281" style:family="text">
      <style:text-properties style:font-name-complex="Courier New1"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1"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1"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style style:name="ListLabel_20_290" style:display-name="ListLabel 290" style:family="text">
      <style:text-properties style:font-name-complex="Courier New1"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1"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1" style:font-family-complex="'Courier New'" style:font-family-generic-complex="system" style:font-pitch-complex="variable"/>
    </style:style>
    <style:style style:name="ListLabel_20_297" style:display-name="ListLabel 297" style:family="text"/>
    <style:style style:name="ListLabel_20_298" style:display-name="ListLabel 298" style:family="text"/>
    <style:style style:name="ListLabel_20_299" style:display-name="ListLabel 299" style:family="text">
      <style:text-properties style:font-name-complex="Courier New1"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1"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1" style:font-family-complex="'Courier New'" style:font-family-generic-complex="system" style:font-pitch-complex="variable"/>
    </style:style>
    <style:style style:name="ListLabel_20_306" style:display-name="ListLabel 306"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6">
      <text:list-level-style-number text:level="1" text:style-name="ListLabel_20_31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34"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3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4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bullet text:level="2" text:style-name="ListLabel_20_281" loext:num-list-format="o" style:num-suffix="o" text:bullet-char="o">
        <style:list-level-properties text:list-level-position-and-space-mode="label-alignment">
          <style:list-level-label-alignment text:label-followed-by="space" fo:text-indent="-0.635cm" fo:margin-left="2.54cm"/>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space" fo:text-indent="-0.635cm" fo:margin-left="3.81cm"/>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space" fo:text-indent="-0.635cm" fo:margin-left="5.08cm"/>
        </style:list-level-properties>
        <style:text-properties style:font-name="Symbol"/>
      </text:list-level-style-bullet>
      <text:list-level-style-bullet text:level="5" text:style-name="ListLabel_20_284" loext:num-list-format="o" style:num-suffix="o" text:bullet-char="o">
        <style:list-level-properties text:list-level-position-and-space-mode="label-alignment">
          <style:list-level-label-alignment text:label-followed-by="space" fo:text-indent="-0.635cm" fo:margin-left="6.35cm"/>
        </style:list-level-properties>
        <style:text-properties fo:font-family="'Courier New'"/>
      </text:list-level-style-bullet>
      <text:list-level-style-bullet text:level="6" text:style-name="ListLabel_20_285" loext:num-list-format="" style:num-suffix="" text:bullet-char="">
        <style:list-level-properties text:list-level-position-and-space-mode="label-alignment">
          <style:list-level-label-alignment text:label-followed-by="space" fo:text-indent="-0.635cm" fo:margin-left="7.62cm"/>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space" fo:text-indent="-0.635cm" fo:margin-left="8.89cm"/>
        </style:list-level-properties>
        <style:text-properties style:font-name="Symbol"/>
      </text:list-level-style-bullet>
      <text:list-level-style-bullet text:level="8" text:style-name="ListLabel_20_287" loext:num-list-format="o" style:num-suffix="o" text:bullet-char="o">
        <style:list-level-properties text:list-level-position-and-space-mode="label-alignment">
          <style:list-level-label-alignment text:label-followed-by="space" fo:text-indent="-0.635cm" fo:margin-left="10.16cm"/>
        </style:list-level-properties>
        <style:text-properties fo:font-family="'Courier New'"/>
      </text:list-level-style-bullet>
      <text:list-level-style-bullet text:level="9" text:style-name="ListLabel_20_288" loext:num-list-format="" style:num-suffix="" text:bullet-char="">
        <style:list-level-properties text:list-level-position-and-space-mode="label-alignment">
          <style:list-level-label-alignment text:label-followed-by="space"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bullet text:level="2" text:style-name="ListLabel_20_290" loext:num-list-format="o" style:num-suffix="o" text:bullet-char="o">
        <style:list-level-properties text:list-level-position-and-space-mode="label-alignment">
          <style:list-level-label-alignment text:label-followed-by="space" fo:text-indent="-0.635cm" fo:margin-left="2.54cm"/>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space" fo:text-indent="-0.635cm" fo:margin-left="3.81cm"/>
        </style:list-level-properties>
        <style:text-properties style:font-name="Wingdings"/>
      </text:list-level-style-bullet>
      <text:list-level-style-bullet text:level="4" text:style-name="ListLabel_20_292" loext:num-list-format="" style:num-suffix="" text:bullet-char="">
        <style:list-level-properties text:list-level-position-and-space-mode="label-alignment">
          <style:list-level-label-alignment text:label-followed-by="space" fo:text-indent="-0.635cm" fo:margin-left="5.08cm"/>
        </style:list-level-properties>
        <style:text-properties style:font-name="Symbol"/>
      </text:list-level-style-bullet>
      <text:list-level-style-bullet text:level="5" text:style-name="ListLabel_20_293" loext:num-list-format="o" style:num-suffix="o" text:bullet-char="o">
        <style:list-level-properties text:list-level-position-and-space-mode="label-alignment">
          <style:list-level-label-alignment text:label-followed-by="space" fo:text-indent="-0.635cm" fo:margin-left="6.35cm"/>
        </style:list-level-properties>
        <style:text-properties fo:font-family="'Courier New'"/>
      </text:list-level-style-bullet>
      <text:list-level-style-bullet text:level="6" text:style-name="ListLabel_20_294" loext:num-list-format="" style:num-suffix="" text:bullet-char="">
        <style:list-level-properties text:list-level-position-and-space-mode="label-alignment">
          <style:list-level-label-alignment text:label-followed-by="space" fo:text-indent="-0.635cm" fo:margin-left="7.62cm"/>
        </style:list-level-properties>
        <style:text-properties style:font-name="Wingdings"/>
      </text:list-level-style-bullet>
      <text:list-level-style-bullet text:level="7" text:style-name="ListLabel_20_295" loext:num-list-format="" style:num-suffix="" text:bullet-char="">
        <style:list-level-properties text:list-level-position-and-space-mode="label-alignment">
          <style:list-level-label-alignment text:label-followed-by="space" fo:text-indent="-0.635cm" fo:margin-left="8.89cm"/>
        </style:list-level-properties>
        <style:text-properties style:font-name="Symbol"/>
      </text:list-level-style-bullet>
      <text:list-level-style-bullet text:level="8" text:style-name="ListLabel_20_296" loext:num-list-format="o" style:num-suffix="o" text:bullet-char="o">
        <style:list-level-properties text:list-level-position-and-space-mode="label-alignment">
          <style:list-level-label-alignment text:label-followed-by="space" fo:text-indent="-0.635cm" fo:margin-left="10.16cm"/>
        </style:list-level-properties>
        <style:text-properties fo:font-family="'Courier New'"/>
      </text:list-level-style-bullet>
      <text:list-level-style-bullet text:level="9" text:style-name="ListLabel_20_297" loext:num-list-format="" style:num-suffix="" text:bullet-char="">
        <style:list-level-properties text:list-level-position-and-space-mode="label-alignment">
          <style:list-level-label-alignment text:label-followed-by="space"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bullet text:level="2" text:style-name="ListLabel_20_299" loext:num-list-format="o" style:num-suffix="o" text:bullet-char="o">
        <style:list-level-properties text:list-level-position-and-space-mode="label-alignment">
          <style:list-level-label-alignment text:label-followed-by="space" fo:text-indent="-0.635cm" fo:margin-left="2.54cm"/>
        </style:list-level-properties>
        <style:text-properties fo:font-family="'Courier New'"/>
      </text:list-level-style-bullet>
      <text:list-level-style-bullet text:level="3" text:style-name="ListLabel_20_300" loext:num-list-format="" style:num-suffix="" text:bullet-char="">
        <style:list-level-properties text:list-level-position-and-space-mode="label-alignment">
          <style:list-level-label-alignment text:label-followed-by="space" fo:text-indent="-0.635cm" fo:margin-left="3.81cm"/>
        </style:list-level-properties>
        <style:text-properties style:font-name="Wingdings"/>
      </text:list-level-style-bullet>
      <text:list-level-style-bullet text:level="4" text:style-name="ListLabel_20_301" loext:num-list-format="" style:num-suffix="" text:bullet-char="">
        <style:list-level-properties text:list-level-position-and-space-mode="label-alignment">
          <style:list-level-label-alignment text:label-followed-by="space" fo:text-indent="-0.635cm" fo:margin-left="5.08cm"/>
        </style:list-level-properties>
        <style:text-properties style:font-name="Symbol"/>
      </text:list-level-style-bullet>
      <text:list-level-style-bullet text:level="5" text:style-name="ListLabel_20_302" loext:num-list-format="o" style:num-suffix="o" text:bullet-char="o">
        <style:list-level-properties text:list-level-position-and-space-mode="label-alignment">
          <style:list-level-label-alignment text:label-followed-by="space" fo:text-indent="-0.635cm" fo:margin-left="6.35cm"/>
        </style:list-level-properties>
        <style:text-properties fo:font-family="'Courier New'"/>
      </text:list-level-style-bullet>
      <text:list-level-style-bullet text:level="6" text:style-name="ListLabel_20_303" loext:num-list-format="" style:num-suffix="" text:bullet-char="">
        <style:list-level-properties text:list-level-position-and-space-mode="label-alignment">
          <style:list-level-label-alignment text:label-followed-by="space" fo:text-indent="-0.635cm" fo:margin-left="7.62cm"/>
        </style:list-level-properties>
        <style:text-properties style:font-name="Wingdings"/>
      </text:list-level-style-bullet>
      <text:list-level-style-bullet text:level="7" text:style-name="ListLabel_20_304" loext:num-list-format="" style:num-suffix="" text:bullet-char="">
        <style:list-level-properties text:list-level-position-and-space-mode="label-alignment">
          <style:list-level-label-alignment text:label-followed-by="space" fo:text-indent="-0.635cm" fo:margin-left="8.89cm"/>
        </style:list-level-properties>
        <style:text-properties style:font-name="Symbol"/>
      </text:list-level-style-bullet>
      <text:list-level-style-bullet text:level="8" text:style-name="ListLabel_20_305" loext:num-list-format="o" style:num-suffix="o" text:bullet-char="o">
        <style:list-level-properties text:list-level-position-and-space-mode="label-alignment">
          <style:list-level-label-alignment text:label-followed-by="space" fo:text-indent="-0.635cm" fo:margin-left="10.16cm"/>
        </style:list-level-properties>
        <style:text-properties fo:font-family="'Courier New'"/>
      </text:list-level-style-bullet>
      <text:list-level-style-bullet text:level="9" text:style-name="ListLabel_20_306" loext:num-list-format="" style:num-suffix="" text:bullet-char="">
        <style:list-level-properties text:list-level-position-and-space-mode="label-alignment">
          <style:list-level-label-alignment text:label-followed-by="space"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ad7f9"/>
    </style:style>
    <style:style style:name="MP2" style:family="paragraph" style:parent-style-name="Footer">
      <style:paragraph-properties fo:line-height="100%"/>
      <style:text-properties officeooo:paragraph-rsid="000ad7f9"/>
    </style:style>
    <style:style style:name="MT1" style:family="text">
      <style:text-properties fo:font-size="9pt" style:font-size-asian="9pt"/>
    </style:style>
    <style:style style:name="Mfr1" style:family="graphic" style:parent-style-name="Graphics">
      <style:graphic-properties fo:margin-left="0cm" fo:margin-right="0.318cm" fo:margin-top="0cm" fo:margin-bottom="0cm" style:run-through="background"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Zielgruppenspezifische Mailentwürfe zur Einladung zu einem OER-Policy Kick-Off<text:tab/><text:page-number text:select-page="current">6</text:page-number></text:p>
      </style:header>
      <style:footer>
        <text:p text:style-name="MP2"><draw:frame draw:style-name="Mfr1" draw:name="Bild1" text:anchor-type="char" svg:y="0.284cm" svg:width="2.275cm" svg:height="0.794cm" draw:z-index="5"><draw:image xlink:href="Pictures/10000001000001930000008D7E1D2A919780A0FD.png" xlink:type="simple" xlink:show="embed" xlink:actuate="onLoad" draw:mime-type="image/png"/><svg:desc>https://mirrors.creativecommons.org/presskit/buttons/88x31/png/by.png</svg:desc></draw:frame><text:span text:style-name="MT1">Der Text „Zielgruppenspezifische Mailentwürfe zur Einladung zu einem OER-Policy Kick-Off“ von </text:span><text:a xlink:type="simple" xlink:href="https://orcid.org/0000-0003-3765-9362" text:style-name="Internet_20_link" text:visited-style-name="Visited_20_Internet_20_Link"><text:span text:style-name="Internet_20_link"><text:span text:style-name="MT1">Frank Homp</text:span></text:span></text:a><text:span text:style-name="MT1"> ist lizenziert unter </text:span><text:a xlink:type="simple" xlink:href="https://creativecommons.org/licenses/by/4.0/deed.de" text:style-name="Internet_20_link" text:visited-style-name="Visited_20_Internet_20_Link"><text:span text:style-name="Internet_20_link"><text:span text:style-name="MT1">CC BY 4.0</text:span></text:span></text:a><text:span text:style-name="MT1">.</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8T11:28:02.702257353</meta:creation-date>
    <dc:date>2024-03-11T11:00:42.866629667</dc:date>
    <meta:editing-duration>PT11M50S</meta:editing-duration>
    <meta:editing-cycles>3</meta:editing-cycles>
    <meta:generator>LibreOffice/7.3.7.2$Linux_X86_64 LibreOffice_project/30$Build-2</meta:generator>
    <meta:document-statistic meta:table-count="0" meta:image-count="1" meta:object-count="0" meta:page-count="6" meta:paragraph-count="71" meta:word-count="1630" meta:character-count="11976" meta:non-whitespace-character-count="10426"/>
  </office:meta>
</office:document-meta>
</file>